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margin-left="0.5in" fo:margin-right="0in" fo:text-indent="0in" style:auto-text-indent="false"/>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style>
    <style:style style:name="P4"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5" style:family="paragraph" style:parent-style-name="Standard" style:master-page-name="Standard">
      <style:paragraph-properties style:page-number="auto"/>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list-style-name="WW8Num2">
      <style:text-properties fo:font-size="11pt" style:font-size-asian="11pt" style:font-size-complex="11pt"/>
    </style:style>
    <style:style style:name="P8" style:family="paragraph" style:parent-style-name="Standard" style:list-style-name="WW8Num2"/>
    <style:style style:name="T1" style:family="text">
      <style:text-properties fo:font-size="11pt" style:font-size-asian="11pt" style:font-size-complex="11pt"/>
    </style:style>
    <style:style style:name="T2" style:family="text">
      <style:text-properties fo:font-size="11pt" officeooo:rsid="00178035" style:font-size-asian="11pt" style:font-size-complex="11pt"/>
    </style:style>
    <style:style style:name="T3" style:family="text">
      <style:text-properties fo:font-size="11pt" officeooo:rsid="001a2c07" style:font-size-asian="11pt" style:font-size-complex="11pt"/>
    </style:style>
    <style:style style:name="T4" style:family="text">
      <style:text-properties fo:font-size="11pt" officeooo:rsid="001d8b41"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tyle="italic" style:font-style-asian="italic"/>
    </style:style>
    <style:style style:name="T7" style:family="text">
      <style:text-properties officeooo:rsid="00178035"/>
    </style:style>
    <style:style style:name="T8" style:family="text">
      <style:text-properties officeooo:rsid="001a2c07"/>
    </style:style>
    <style:style style:name="T9" style:family="text">
      <style:text-properties officeooo:rsid="001d8b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eve Atkins, Ph.D.</text:p>
      <text:p text:style-name="P1">910 Francesca Court</text:p>
      <text:p text:style-name="P1">Punta Gorda, Fl 33950</text:p>
      <text:p text:style-name="P1">(336)710-9122</text:p>
      <text:p text:style-name="P1"/>
      <text:p text:style-name="P1"><text:span text:style-name="T7">November </text:span>1<text:span text:style-name="T7">8</text:span>, 201<text:span text:style-name="T7">3</text:span></text:p>
      <text:p text:style-name="P1"/>
      <text:p text:style-name="P1"><text:span text:style-name="T7">University of Phoenix</text:span> <text:span text:style-name="T9">Research Chair</text:span>:</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4">Research Chair</text:span><text:span text:style-name="T2">.</text:span><text:span text:style-name="T1"> </text:span><text:span text:style-name="T2">T</text:span><text:span text:style-name="T1">hroughout my tenure </text:span><text:span text:style-name="T2">as</text:span><text:span text:style-name="T1"> college administratio</text:span><text:span text:style-name="T2">n and faculty</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 </text:span><text:span text:style-name="T3">Please note that I have taught mathematics in at a number of universities and community colleges, and I am quite knowledgeable of distance learning pedagogy, technologies, and best practices.</text:span></text:p>
      <text:p text:style-name="P4">I am attaching my curriculum vitae to this letter, along with artifacts that support my capabilities and competence as <text:s/>college <text:span text:style-name="T8">faculty </text:span>and the names and contact information of individuals who will serve as my references. <text:span text:style-name="T8">Moreover, my transcripts depict that I have a bachelors, masters degrees in mathematics and mathematics education, respectively, and an earned doctorate in curriculum and instruction with significant coursework in mathematics education. </text:span>I am also listing below certain of my accomplishments and interests that fit most closely with my perception of what <text:span text:style-name="T8">University of Phoenix</text:span> is seeking in <text:span text:style-name="T8">its faculty:</text:span></text:p>
      <text:list xml:id="list4979830867250551282" text:style-name="WW8Num2">
        <text:list-item>
          <text:p text:style-name="P7">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p>
        </text:list-item>
        <text:list-item>
          <text:p text:style-name="P8"><text:span text:style-name="T1">During my tenure at Surry CC, I developed a reputation for innovation. In particular, I led the development of a novel program to support the local wine industry that resulted in Surry Community College becoming the only post 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5">New York Times</text:span><text:span text:style-name="T1">, the </text:span><text:span text:style-name="T5">London Financial Times</text:span><text:span text:style-name="T1">, and on </text:span><text:span text:style-name="T5">National Public Radio</text:span><text:span text:style-name="T1">. <text:s text:c="2"/></text:span></text:p>
        </text:list-item>
        <text:list-item>
          <text:p text:style-name="P7">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8"><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text:span><text:soft-page-break/><text:span text:style-name="T1">featured by Kay McClenney in the </text:span>February ‘06 edition of the <text:span text:style-name="T6">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6">Community College of Survey of Student Engagement</text:span> (<text:span text:style-name="T6">CCSSE</text:span>) data to promote student learning throughout the accreditation review process. .</text:p>
        </text:list-item>
        <text:list-item>
          <text:p text:style-name="P8"><text:span text:style-name="T1">In 2003, at Dr. Terry O’Banion’s request, I co-authored an article published in the League for Innovation in the Community College’s </text:span><text:span text:style-name="T5">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7">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7">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p>
        </text:list-item>
        <text:list-item>
          <text:p text:style-name="P7">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7">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7"><text:soft-page-break/>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2"/>
      <text:p text:style-name="P2"/>
      <text:p text:style-name="P1">Perhaps my greatest strength is working closely with college faculty and administration in the implementation of assessment processes for courses, programs and degrees. M<text:span text:style-name="T8">y</text:span>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text:span text:style-name="T8">of college faculty and student academic support</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text:span text:style-name="T9">Phoenix</text:span> <text:span text:style-name="T7">as University Research Chair</text:span>. For years, I have been charged with transforming college<text:span text:style-name="T8">s</text:span>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8">students</text:span>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text:span text:style-name="T9">university</text:span> experience that is the best that it can be.</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7-16T16:20:00</meta:creation-date>
    <dc:date>2013-11-19T09:47:40.586000000</dc:date>
    <meta:print-date>2011-04-20T10:25:00</meta:print-date>
    <meta:editing-cycles>2</meta:editing-cycles>
    <meta:editing-duration>P15824DT17H31M44S</meta:editing-duration>
    <meta:generator>LibreOffice/4.1.1.2$Windows_x86 LibreOffice_project/7e4286b58adc75a14f6d83f53a03b6c11fa2903</meta:generator>
    <meta:document-statistic meta:table-count="0" meta:image-count="0" meta:object-count="0" meta:page-count="3" meta:paragraph-count="24" meta:word-count="1621" meta:character-count="10705" meta:non-whitespace-character-count="9106"/>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